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MS Gothic" svg:font-family="'MS Gothic'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표1" style:family="table">
      <style:table-properties style:width="17.886cm" fo:margin-left="0.101cm" table:align="left"/>
    </style:style>
    <style:style style:name="표1.A" style:family="table-column">
      <style:table-column-properties style:column-width="4.392cm"/>
    </style:style>
    <style:style style:name="표1.B" style:family="table-column">
      <style:table-column-properties style:column-width="6.72cm"/>
    </style:style>
    <style:style style:name="표1.C" style:family="table-column">
      <style:table-column-properties style:column-width="6.773cm"/>
    </style:style>
    <style:style style:name="표1.1" style:family="table-row">
      <style:table-row-properties style:min-row-height="1.058cm" style:use-optimal-row-height="false"/>
    </style:style>
    <style:style style:name="표1.A1" style:family="table-cell">
      <style:table-cell-properties style:vertical-align="middle" fo:background-color="#eeeeee" fo:padding-left="0.18cm" fo:padding-right="0.18cm" fo:padding-top="0.049cm" fo:padding-bottom="0.049cm" fo:border="0.035cm solid #000000" style:writing-mode="lr-tb">
        <style:background-image/>
      </style:table-cell-properties>
    </style:style>
    <style:style style:name="표1.B1" style:family="table-cell">
      <style:table-cell-properties style:vertical-align="middle" fo:padding-left="0.18cm" fo:padding-right="0.18cm" fo:padding-top="0.049cm" fo:padding-bottom="0.049cm" fo:border="0.035cm solid #000000" style:writing-mode="lr-tb"/>
    </style:style>
    <style:style style:name="표1.A2" style:family="table-cell">
      <style:table-cell-properties style:vertical-align="middle" fo:background-color="#eeeeee" fo:padding-left="0.18cm" fo:padding-right="0.18cm" fo:padding-top="0.049cm" fo:padding-bottom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표1.B2" style:family="table-cell">
      <style:table-cell-properties style:vertical-align="middle" fo:padding-left="0.18cm" fo:padding-right="0.18cm" fo:padding-top="0.049cm" fo:padding-bottom="0.049cm" fo:border-left="0.035cm solid #000000" fo:border-right="0.035cm solid #000000" fo:border-top="none" fo:border-bottom="0.035cm solid #000000" style:writing-mode="lr-tb"/>
    </style:style>
    <style:style style:name="표1.3" style:family="table-row">
      <style:table-row-properties style:min-row-height="1.129cm" style:use-optimal-row-height="false"/>
    </style:style>
    <style:style style:name="표1.9" style:family="table-row">
      <style:table-row-properties style:row-height="1.374cm" style:use-optimal-row-height="false"/>
    </style:style>
    <style:style style:name="표1.10" style:family="table-row">
      <style:table-row-properties style:row-height="1.498cm" style:use-optimal-row-height="false"/>
    </style:style>
    <style:style style:name="표1.A10" style:family="table-cell">
      <style:table-cell-properties style:vertical-align="middle" fo:background-color="#e5e5e5" fo:padding-left="0.18cm" fo:padding-right="0.18cm" fo:padding-top="0.049cm" fo:padding-bottom="0.049cm" fo:border="0.035cm solid #000000" style:writing-mode="lr-tb">
        <style:background-image/>
      </style:table-cell-properties>
    </style:style>
    <style:style style:name="표1.11" style:family="table-row">
      <style:table-row-properties style:min-row-height="0.141cm" style:use-optimal-row-height="false"/>
    </style:style>
    <style:style style:name="표1.A11" style:family="table-cell">
      <style:table-cell-properties fo:padding-left="0.18cm" fo:padding-right="0.18cm" fo:padding-top="0.049cm" fo:padding-bottom="0.049cm" fo:border="0.035cm solid #000000" style:writing-mode="lr-tb"/>
    </style:style>
    <style:style style:name="표1.12" style:family="table-row">
      <style:table-row-properties style:min-row-height="3.069cm" style:use-optimal-row-height="false"/>
    </style:style>
    <style:style style:name="P1" style:family="paragraph" style:parent-style-name="Standard">
      <style:paragraph-properties fo:line-height="104%" fo:text-align="center" style:justify-single-word="false"/>
      <style:text-properties style:font-name="맑은 고딕" fo:font-size="11pt" style:font-name-asian="맑은 고딕" style:font-size-asian="11pt" style:font-size-complex="11pt"/>
    </style:style>
    <style:style style:name="P2" style:family="paragraph" style:parent-style-name="Standard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3" style:family="paragraph" style:parent-style-name="Standard">
      <style:paragraph-properties fo:line-height="104%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4" style:family="paragraph" style:parent-style-name="Standard">
      <style:paragraph-properties fo:line-height="104%" fo:text-align="center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5" style:family="paragraph" style:parent-style-name="Standard">
      <style:paragraph-properties fo:line-height="104%"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8" style:family="paragraph" style:parent-style-name="Standard">
      <style:paragraph-properties fo:line-height="104%" fo:text-align="center" style:justify-single-word="false"/>
      <style:text-properties style:font-name="맑은 고딕" fo:font-size="11pt" fo:background-color="#e5e5e5" style:font-name-asian="맑은 고딕" style:font-size-asian="11pt" style:language-asian="ko" style:country-asian="KR" style:font-size-complex="11pt"/>
    </style:style>
    <style:style style:name="P9" style:family="paragraph" style:parent-style-name="Standard">
      <style:paragraph-properties fo:line-height="104%" fo:text-align="center" style:justify-single-word="false"/>
    </style:style>
    <style:style style:name="P10" style:family="paragraph" style:parent-style-name="Standard">
      <style:paragraph-properties fo:line-height="104%" fo:text-align="justify" style:justify-single-word="false"/>
    </style:style>
    <style:style style:name="P11" style:family="paragraph" style:parent-style-name="Standard">
      <style:paragraph-properties fo:margin-left="2.54cm" fo:margin-right="0cm" fo:line-height="104%" fo:text-align="justify" style:justify-single-word="false" fo:text-indent="0cm" style:auto-text-indent="false">
        <style:tab-stops/>
      </style:paragraph-properties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12" style:family="paragraph" style:parent-style-name="Standard">
      <style:paragraph-properties fo:margin-top="0cm" fo:margin-bottom="0.282cm"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13" style:family="paragraph" style:parent-style-name="Standard" style:master-page-name="MP0">
      <style:paragraph-properties fo:margin-top="0cm" fo:margin-bottom="0.212cm" fo:line-height="104%" fo:text-align="center" style:justify-single-word="false" style:page-number="auto" fo:break-before="page"/>
    </style:style>
    <style:style style:name="P14" style:family="paragraph" style:parent-style-name="Standard" style:list-style-name="L1">
      <style:paragraph-properties fo:line-height="104%" fo:text-align="justify" style:justify-single-word="false"/>
      <style:text-properties style:font-name="맑은 고딕" fo:font-size="11pt" fo:font-weight="bold" style:font-name-asian="맑은 고딕" style:font-size-asian="11pt" style:language-asian="ko" style:country-asian="KR" style:font-weight-asian="bold" style:font-size-complex="11pt" style:font-weight-complex="bold"/>
    </style:style>
    <style:style style:name="P15" style:family="paragraph" style:parent-style-name="Standard" style:list-style-name="L2">
      <style:paragraph-properties fo:line-height="104%" fo:text-align="justify" style:justify-single-word="false"/>
      <style:text-properties style:font-name="맑은 고딕" fo:font-size="11pt" fo:font-weight="bold" style:font-name-asian="맑은 고딕" style:font-size-asian="11pt" style:language-asian="ko" style:country-asian="KR" style:font-weight-asian="bold" style:font-size-complex="11pt" style:font-weight-complex="bold"/>
    </style:style>
    <style:style style:name="P16" style:family="paragraph" style:parent-style-name="Standard" style:list-style-name="L3">
      <style:paragraph-properties fo:line-height="104%" fo:text-align="justify" style:justify-single-word="false"/>
      <style:text-properties style:font-name="맑은 고딕" fo:font-size="11pt" fo:font-weight="bold" style:font-name-asian="맑은 고딕" style:font-size-asian="11pt" style:language-asian="ko" style:country-asian="KR" style:font-weight-asian="bold" style:font-size-complex="11pt" style:font-weight-complex="bold"/>
    </style:style>
    <style:style style:name="P17" style:family="paragraph" style:parent-style-name="Standard" style:list-style-name="L1">
      <style:paragraph-properties fo:line-height="104%"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18" style:family="paragraph" style:parent-style-name="Standard" style:list-style-name="L2">
      <style:paragraph-properties fo:line-height="104%"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19" style:family="paragraph" style:parent-style-name="Standard" style:list-style-name="L3">
      <style:paragraph-properties fo:line-height="104%" fo:text-align="justify" style:justify-single-word="false"/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20" style:family="paragraph" style:parent-style-name="Standard">
      <style:paragraph-properties fo:line-height="104%" fo:text-align="center" style:justify-single-word="false"/>
      <style:text-properties style:font-name="맑은 고딕" fo:font-size="11pt" style:font-name-asian="맑은 고딕" style:font-size-asian="11pt" style:font-size-complex="11pt"/>
    </style:style>
    <style:style style:name="P21" style:family="paragraph" style:parent-style-name="Standard" style:list-style-name="L1">
      <style:paragraph-properties fo:line-height="104%" fo:text-align="justify" style:justify-single-word="false"/>
    </style:style>
    <style:style style:name="P22" style:family="paragraph" style:parent-style-name="Standard" style:list-style-name="L4">
      <style:paragraph-properties fo:margin-left="1.776cm" fo:margin-right="0cm" fo:line-height="104%" fo:text-align="justify" style:justify-single-word="false" fo:text-indent="0cm" style:auto-text-indent="false">
        <style:tab-stops/>
      </style:paragraph-properties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T1" style:family="text">
      <style:text-properties style:font-name="맑은 고딕" fo:font-size="20pt" fo:font-weight="bold" style:font-name-asian="맑은 고딕" style:font-size-asian="20pt" style:font-weight-asian="bold" style:font-size-complex="20pt" style:font-weight-complex="bold"/>
    </style:style>
    <style:style style:name="T2" style:family="text">
      <style:text-properties style:font-name="맑은 고딕" fo:font-size="20pt" fo:font-weight="bold" style:font-name-asian="맑은 고딕" style:font-size-asian="20pt" style:language-asian="ko" style:country-asian="KR" style:font-weight-asian="bold" style:font-size-complex="20pt" style:font-weight-complex="bold"/>
    </style:style>
    <style:style style:name="T3" style:family="text">
      <style:text-properties style:font-name="맑은 고딕" fo:font-size="11pt" style:font-name-asian="맑은 고딕" style:font-size-asian="11pt" style:font-size-complex="11pt"/>
    </style:style>
    <style:style style:name="T4" style:family="text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T5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6" style:family="text">
      <style:text-properties style:font-name="맑은 고딕" fo:font-size="11pt" fo:font-weight="bold" style:font-name-asian="맑은 고딕" style:font-size-asian="11pt" style:language-asian="ko" style:country-asian="KR" style:font-weight-asian="bold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7LVL3" text:bullet-char="">
        <style:list-level-properties text:list-level-position-and-space-mode="label-alignment">
          <style:list-level-label-alignment text:label-followed-by="listtab" fo:text-indent="-0.776cm" fo:margin-left="3.316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8LVL3" text:bullet-char="">
        <style:list-level-properties text:list-level-position-and-space-mode="label-alignment">
          <style:list-level-label-alignment text:label-followed-by="listtab" fo:text-indent="-0.776cm" fo:margin-left="3.316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기본_20_단락_20_글꼴"><text:span text:style-name="T1">프로젝트</text:span></text:span><text:span text:style-name="기본_20_단락_20_글꼴"><text:span text:style-name="T1"> </text:span></text:span><text:span text:style-name="기본_20_단락_20_글꼴"><text:span text:style-name="T2">수행</text:span></text:span><text:span text:style-name="기본_20_단락_20_글꼴"><text:span text:style-name="T1">계획서</text:span></text:span>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office:value-type="string">
            <text:p text:style-name="P1">프로젝트 명</text:p>
          </table:table-cell>
          <table:table-cell table:style-name="표1.B1" table:number-columns-spanned="2" office:value-type="string">
            <text:p text:style-name="P4">으밀아밀(개인SNS)</text:p>
          </table:table-cell>
          <table:covered-table-cell/>
        </table:table-row>
        <table:table-row table:style-name="표1.1">
          <table:table-cell table:style-name="표1.A2" office:value-type="string">
            <text:p text:style-name="P1">팀 <text:s text:c="2"/>명</text:p>
          </table:table-cell>
          <table:table-cell table:style-name="표1.B2" table:number-columns-spanned="2" office:value-type="string">
            <text:p text:style-name="P4">으밀아밀</text:p>
          </table:table-cell>
          <table:covered-table-cell/>
        </table:table-row>
        <table:table-row table:style-name="표1.3">
          <table:table-cell table:style-name="표1.A1" table:number-rows-spanned="6" office:value-type="string">
            <text:p text:style-name="P1">조 <text:s text:c="2"/>원</text:p>
          </table:table-cell>
          <table:table-cell table:style-name="표1.A1" office:value-type="string">
            <text:p text:style-name="P1">업 무 분 담 (역할)</text:p>
          </table:table-cell>
          <table:table-cell table:style-name="표1.A1" office:value-type="string">
            <text:p text:style-name="P8">성명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PL</text:p>
          </table:table-cell>
          <table:table-cell table:style-name="표1.B1" office:value-type="string">
            <text:p text:style-name="P4">노병훈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AA</text:p>
          </table:table-cell>
          <table:table-cell table:style-name="표1.B1" office:value-type="string">
            <text:p text:style-name="P4">강유정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DA</text:p>
          </table:table-cell>
          <table:table-cell table:style-name="표1.B1" office:value-type="string">
            <text:p text:style-name="P4">서요한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TA</text:p>
          </table:table-cell>
          <table:table-cell table:style-name="표1.B1" office:value-type="string">
            <text:p text:style-name="P4">우정은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UA</text:p>
          </table:table-cell>
          <table:table-cell table:style-name="표1.B1" office:value-type="string">
            <text:p text:style-name="P4">정훈찬</text:p>
          </table:table-cell>
        </table:table-row>
        <table:table-row table:style-name="표1.9">
          <table:table-cell table:style-name="표1.A1" office:value-type="string">
            <text:p text:style-name="P9"><text:span text:style-name="기본_20_단락_20_글꼴"><text:span text:style-name="T3">목</text:span></text:span><text:span text:style-name="기본_20_단락_20_글꼴"><text:span text:style-name="T4">표</text:span></text:span><text:span text:style-name="기본_20_단락_20_글꼴"><text:span text:style-name="T4"> </text:span></text:span><text:span text:style-name="기본_20_단락_20_글꼴"><text:span text:style-name="T4">및</text:span></text:span><text:span text:style-name="기본_20_단락_20_글꼴"><text:span text:style-name="T4"> </text:span></text:span><text:span text:style-name="기본_20_단락_20_글꼴"><text:span text:style-name="T4">기대효과</text:span></text:span></text:p>
          </table:table-cell>
          <table:table-cell table:style-name="표1.B1" table:number-columns-spanned="2" office:value-type="string">
            <text:p text:style-name="P3">- 일상을 기록하여 친구와 공유하고 가볍게 소통할 수 있다.</text:p>
          </table:table-cell>
          <table:covered-table-cell/>
        </table:table-row>
        <table:table-row table:style-name="표1.10">
          <table:table-cell table:style-name="표1.A10" table:number-columns-spanned="3" office:value-type="string">
            <text:p text:style-name="P1">프로젝트 개요</text:p>
          </table:table-cell>
          <table:covered-table-cell/>
          <table:covered-table-cell/>
        </table:table-row>
        <table:table-row table:style-name="표1.11">
          <table:table-cell table:style-name="표1.A11" table:number-columns-spanned="3" office:value-type="string">
            <text:p text:style-name="P10"><text:span text:style-name="기본_20_단락_20_글꼴"><text:span text:style-name="T5"><text:s/></text:span></text:span><text:span text:style-name="기본_20_단락_20_글꼴"><text:span text:style-name="T5">1. </text:span></text:span><text:span text:style-name="기본_20_단락_20_글꼴"><text:span text:style-name="T5">주</text:span></text:span><text:span text:style-name="기본_20_단락_20_글꼴"><text:span text:style-name="T5">체</text:span></text:span></text:p>
            <text:list xml:id="list6245452119809267932" text:style-name="L1">
              <text:list-item>
                <text:p text:style-name="P14">일반회원</text:p>
                <text:list>
                  <text:list-item>
                    <text:p text:style-name="P17">회원가입</text:p>
                  </text:list-item>
                  <text:list-item>
                    <text:p text:style-name="P17">게시글 관리</text:p>
                  </text:list-item>
                  <text:list-item>
                    <text:p text:style-name="P17">댓글 및 대댓글 관리</text:p>
                  </text:list-item>
                  <text:list-item>
                    <text:p text:style-name="P17">좋아요 관리</text:p>
                  </text:list-item>
                  <text:list-item>
                    <text:p text:style-name="P17">프로필 관리</text:p>
                  </text:list-item>
                  <text:list-item>
                    <text:p text:style-name="P17">계정 관리</text:p>
                  </text:list-item>
                  <text:list-item>
                    <text:p text:style-name="P17">친구 관리</text:p>
                  </text:list-item>
                  <text:list-item>
                    <text:p text:style-name="P17">알림받기</text:p>
                  </text:list-item>
                  <text:list-item>
                    <text:p text:style-name="P17">신고하기</text:p>
                  </text:list-item>
                </text:list>
              </text:list-item>
              <text:list-item>
                <text:p text:style-name="P14">관리자</text:p>
                <text:list>
                  <text:list-item>
                    <text:p text:style-name="P17">회원 관리</text:p>
                  </text:list-item>
                  <text:list-item>
                    <text:p text:style-name="P17">전체 글 관리</text:p>
                  </text:list-item>
                  <text:list-item>
                    <text:p text:style-name="P17">신고 관리</text:p>
                  </text:list-item>
                  <text:list-item>
                    <text:p text:style-name="P17">공지사항 관리</text:p>
                  </text:list-item>
                </text:list>
              </text:list-item>
              <text:list-item>
                <text:p text:style-name="P14">공통</text:p>
                <text:list>
                  <text:list-item>
                    <text:p text:style-name="P17">로그인/로그아웃</text:p>
                  </text:list-item>
                  <text:list-item>
                    <text:p text:style-name="P17">메인 대시보드 조회</text:p>
                  </text:list-item>
                  <text:list-item>
                    <text:p text:style-name="P21"><text:soft-page-break/><text:span text:style-name="기본_20_단락_20_글꼴"><text:span text:style-name="T4">1:1 채팅</text:span></text:span></text:p>
                  </text:list-item>
                </text:list>
              </text:list-item>
            </text:list>
            <text:p text:style-name="P11"/>
            <text:p text:style-name="P11"/>
            <text:p text:style-name="P10"><text:span text:style-name="기본_20_단락_20_글꼴"><text:span text:style-name="T6">2</text:span></text:span><text:span text:style-name="기본_20_단락_20_글꼴"><text:span text:style-name="T5">. </text:span></text:span><text:span text:style-name="기본_20_단락_20_글꼴"><text:span text:style-name="T6">세부기능</text:span></text:span></text:p>
            <text:list xml:id="list5857053971084935528" text:style-name="L2">
              <text:list-item>
                <text:p text:style-name="P15">일반회원</text:p>
                <text:list>
                  <text:list-item>
                    <text:p text:style-name="P18">회원가입</text:p>
                  </text:list-item>
                </text:list>
              </text:list-item>
            </text:list>
            <text:list xml:id="list8412210950720884240" text:style-name="L3">
              <text:list-item>
                <text:list>
                  <text:list-item>
                    <text:list>
                      <text:list-item>
                        <text:p text:style-name="P19">ID, PW, 닉네임, 이름, 주소, 전화번호, 주민등록번호 앞자리를 입력한다.</text:p>
                      </text:list-item>
                      <text:list-item>
                        <text:p text:style-name="P19">ID는 이메일로 제한한다. 중복여부를 확인한다.</text:p>
                      </text:list-item>
                      <text:list-item>
                        <text:p text:style-name="P19">PW는 특수문자, 알파벳, 숫자의 조합으로 제한한다. 암호화하여 저장한다.</text:p>
                      </text:list-item>
                    </text:list>
                  </text:list-item>
                  <text:list-item>
                    <text:p text:style-name="P19">게시글 관리</text:p>
                    <text:list>
                      <text:list-item>
                        <text:p text:style-name="P19">문자 및 사진을 첨부하고, 공개대상을 선택하여 게시글을 작성한다.</text:p>
                      </text:list-item>
                      <text:list-item>
                        <text:p text:style-name="P19">본인이 작성한 게시글을 수정하거나 삭제한다.</text:p>
                      </text:list-item>
                    </text:list>
                  </text:list-item>
                  <text:list-item>
                    <text:p text:style-name="P19">댓글 및 대댓글 관리</text:p>
                    <text:list>
                      <text:list-item>
                        <text:p text:style-name="P19">작성된 게시글에 댓글을 작성하거나 작성된 댓글에 대댓글을 작성한다.</text:p>
                      </text:list-item>
                      <text:list-item>
                        <text:p text:style-name="P19">본인이 등록한 댓글 및 대댓글을 수정하거나 삭제한다.</text:p>
                      </text:list-item>
                    </text:list>
                  </text:list-item>
                  <text:list-item>
                    <text:p text:style-name="P19">좋아요 관리</text:p>
                    <text:list>
                      <text:list-item>
                        <text:p text:style-name="P19">작성된 게시글을 좋아요 등록한다.</text:p>
                      </text:list-item>
                      <text:list-item>
                        <text:p text:style-name="P19">좋아요로 등록한 게시글을 본인의 좋아요 목록에서 조회/삭제한다.</text:p>
                      </text:list-item>
                    </text:list>
                  </text:list-item>
                  <text:list-item>
                    <text:p text:style-name="P19">프로필 관리</text:p>
                    <text:list>
                      <text:list-item>
                        <text:p text:style-name="P19">프로필 사진을 등록하고, 자기소개, 닉네임을 수정한다.</text:p>
                      </text:list-item>
                      <text:list-item>
                        <text:p text:style-name="P19">등록된 친구의 수를 조회한다.</text:p>
                      </text:list-item>
                      <text:list-item>
                        <text:p text:style-name="P19">등록된 게시글의 수를 조회한다.</text:p>
                      </text:list-item>
                    </text:list>
                  </text:list-item>
                  <text:list-item>
                    <text:p text:style-name="P19">계정 관리</text:p>
                    <text:list>
                      <text:list-item>
                        <text:p text:style-name="P19">현재 로그인한 계정의 ID를 조회한다.</text:p>
                      </text:list-item>
                      <text:list-item>
                        <text:p text:style-name="P19">PW를 확인한 후, PW를 수정한다.</text:p>
                      </text:list-item>
                      <text:list-item>
                        <text:p text:style-name="P19">등록된 본인의 주소, 전화번호를 조회/수정한다.</text:p>
                      </text:list-item>
                    </text:list>
                  </text:list-item>
                  <text:list-item>
                    <text:p text:style-name="P19">친구 관리</text:p>
                    <text:list>
                      <text:list-item>
                        <text:p text:style-name="P19">타인의 계정을 친구로 등록한다.</text:p>
                      </text:list-item>
                      <text:list-item>
                        <text:p text:style-name="P19">친구로 등록한 계정을 본인의 친구 목록에서 조회/삭제한다.</text:p>
                      </text:list-item>
                    </text:list>
                  </text:list-item>
                  <text:list-item>
                    <text:p text:style-name="P19">알림받기</text:p>
                    <text:list>
                      <text:list-item>
                        <text:p text:style-name="P19">본인이 작성한 게시글/댓글/대댓글에 타인이 반응(댓글/대댓글/좋아요)한 내역을 조회한다.</text:p>
                      </text:list-item>
                    </text:list>
                  </text:list-item>
                  <text:list-item>
                    <text:p text:style-name="P19">신고 관리</text:p>
                    <text:list>
                      <text:list-item>
                        <text:p text:style-name="P19">신고사유를 선택하여 타인의 계정/게시글/댓글/대댓글을 신고한다.</text:p>
                      </text:list-item>
                    </text:list>
                  </text:list-item>
                </text:list>
              </text:list-item>
              <text:list-item>
                <text:p text:style-name="P16">관리자</text:p>
                <text:list>
                  <text:list-item>
                    <text:p text:style-name="P19">전체 글 관리</text:p>
                    <text:list>
                      <text:list-item>
                        <text:p text:style-name="P19">일반회원이 작성한 모든 게시글/댓글/대댓글을 조회/삭제 한다.</text:p>
                      </text:list-item>
                    </text:list>
                  </text:list-item>
                  <text:list-item>
                    <text:p text:style-name="P19">신고 관리</text:p>
                    <text:list>
                      <text:list-item>
                        <text:p text:style-name="P19"><text:soft-page-break/>일반회원이 신고한 내역을 조회한다.</text:p>
                      </text:list-item>
                      <text:list-item>
                        <text:p text:style-name="P19">신고된 계정/게시글/댓글/대댓글을 조회/삭제 한다.</text:p>
                      </text:list-item>
                      <text:list-item>
                        <text:p text:style-name="P19">누적 5회 신고된 계정을 자동 삭제한다.</text:p>
                      </text:list-item>
                    </text:list>
                  </text:list-item>
                  <text:list-item>
                    <text:p text:style-name="P19">회원 관리</text:p>
                    <text:list>
                      <text:list-item>
                        <text:p text:style-name="P19">가입된 일반회원 목록을 조회/삭제 한다.</text:p>
                      </text:list-item>
                    </text:list>
                  </text:list-item>
                  <text:list-item>
                    <text:p text:style-name="P19">공지사항 관리</text:p>
                    <text:list>
                      <text:list-item>
                        <text:p text:style-name="P19">공지사항을 작성/편집/삭제 한다.</text:p>
                      </text:list-item>
                    </text:list>
                  </text:list-item>
                </text:list>
              </text:list-item>
              <text:list-item>
                <text:p text:style-name="P16">공통</text:p>
                <text:list>
                  <text:list-item>
                    <text:p text:style-name="P19">로그인/로그아웃</text:p>
                    <text:list>
                      <text:list-item>
                        <text:p text:style-name="P19">ID와 PW를 입력하여 로그인한다.</text:p>
                      </text:list-item>
                    </text:list>
                  </text:list-item>
                  <text:list-item>
                    <text:p text:style-name="P19">PW 찾기</text:p>
                    <text:list>
                      <text:list-item>
                        <text:p text:style-name="P19">이메일을 입력하여 계정 등록여부를 확인하고, 가입된 계정이라면 해당 이메일로 임시 PW를 발송한다.</text:p>
                      </text:list-item>
                    </text:list>
                  </text:list-item>
                  <text:list-item>
                    <text:p text:style-name="P19">검색</text:p>
                    <text:list>
                      <text:list-item>
                        <text:p text:style-name="P19">ID/해시태그 등으로 게시글을 조회한다.</text:p>
                      </text:list-item>
                    </text:list>
                  </text:list-item>
                  <text:list-item>
                    <text:p text:style-name="P19">메인 대시보드 조회</text:p>
                    <text:list>
                      <text:list-item>
                        <text:p text:style-name="P19">본인 및 친구가 작성한 게시글을 시간순으로 조회한다.</text:p>
                      </text:list-item>
                      <text:list-item>
                        <text:p text:style-name="P19">대시보드의 최상단에서 공지사항을 조회한다.</text:p>
                      </text:list-item>
                    </text:list>
                  </text:list-item>
                  <text:list-item>
                    <text:p text:style-name="P19">1:1 다이렉트 메시지</text:p>
                    <text:list>
                      <text:list-item>
                        <text:p text:style-name="P19">친구 및 관리자와 1:1 다이렉트 메시지를 주고받는다.</text:p>
                      </text:list-item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10"><text:span text:style-name="기본_20_단락_20_글꼴"><text:span text:style-name="T6">3</text:span></text:span><text:span text:style-name="기본_20_단락_20_글꼴"><text:span text:style-name="T5">. </text:span></text:span><text:span text:style-name="기본_20_단락_20_글꼴"><text:span text:style-name="T4">개발환경</text:span></text:span></text:p>
            <text:list xml:id="list6901317438723956379" text:style-name="L4">
              <text:list-item>
                <text:list>
                  <text:list-item>
                    <text:list>
                      <text:list-item>
                        <text:p text:style-name="P22">JDK 21, IntelliJ IDEA, Oracle 21C, Git, Git hub, SVN, Tomcat10</text:p>
                      </text:list-item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12"/>
          </table:table-cell>
          <table:covered-table-cell/>
          <table:covered-table-cell/>
        </table:table-row>
        <table:table-row table:style-name="표1.12">
          <table:table-cell table:style-name="표1.B1" table:number-columns-spanned="3" office:value-type="string">
            <text:p text:style-name="P6">위와 같이 팀 프로젝트 수행계획서를 제출합니다.</text:p>
            <text:p text:style-name="P6">2025년 02월 13일</text:p>
            <text:p text:style-name="P7">제출자 : 노병훈</text:p>
            <text:p text:style-name="P7"><text:s text:c="3"/></text:p>
            <text:p text:style-name="P6">대 덕 인 재 개 발 원 장 귀 하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MS Gothic" svg:font-family="'MS Gothic'" style:font-family-generic="moder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Gothic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default-outline-level="1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2" style:display-name="Heading 2" style:family="paragraph" style:default-outline-level="2" style:class="text">
      <style:paragraph-properties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default-outline-level="3" style:class="tex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기본_20_단락_20_글꼴" style:display-name="기본 단락 글꼴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Wingdings"/>
    </style:style>
    <style:style style:name="WW_5f_CharLFO8LVL3" style:display-name="WW_CharLFO8LVL3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8-18T23:53:00Z</meta:creation-date>
    <dc:date>2025-02-20T16:44:36.36</dc:date>
    <meta:editing-cycles>6</meta:editing-cycles>
    <meta:editing-duration>PT8H54M24S</meta:editing-duration>
    <meta:document-statistic meta:table-count="1" meta:image-count="0" meta:object-count="0" meta:page-count="3" meta:paragraph-count="101" meta:word-count="1138" meta:character-count="1497"/>
    <meta:template xlink:type="simple" xlink:actuate="onRequest" xlink:title="" xlink:href="Normal"/>
  </office:meta>
</office:document-meta>
</file>